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19944444444444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1.78152777777778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6361111111111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5"/>
        <table:table-column table:style-name="co2" table:default-cell-style-name="ce1"/>
        <table:table-column table:style-name="co3" table:default-cell-style-name="ce1"/>
        <table:table-column table:style-name="co4" table:number-columns-repeated="5" table:default-cell-style-name="ce1"/>
        <table:table-column table:style-name="co5" table:default-cell-style-name="ce16"/>
        <table:table-column table:style-name="co4" table:number-columns-repeated="4" table:default-cell-style-name="ce1"/>
        <table:table-column table:style-name="co6" table:default-cell-style-name="ce1"/>
        <table:table-column table:style-name="co1" table:number-columns-repeated="1637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BB1</text:p>
          </table:table-cell>
          <table:table-cell office:value-type="string" table:style-name="ce2">
            <text:p>BB2</text:p>
          </table:table-cell>
          <table:table-cell office:value-type="string" table:style-name="ce2">
            <text:p>BB3</text:p>
          </table:table-cell>
          <table:table-cell office:value-type="string" table:style-name="ce2">
            <text:p>BB4</text:p>
          </table:table-cell>
          <table:table-cell office:value-type="string" table:style-name="ce2">
            <text:p>BB5</text:p>
          </table:table-cell>
          <table:table-cell office:value-type="string" table:style-name="ce2">
            <text:p>BB6</text:p>
          </table:table-cell>
          <table:table-cell office:value-type="string" table:style-name="ce4">
            <text:p>BB7</text:p>
          </table:table-cell>
          <table:table-cell office:value-type="string" table:style-name="ce5">
            <text:p>SMILES</text:p>
          </table:table-cell>
          <table:table-cell office:value-type="string" table:style-name="ce6">
            <text:p>MW</text:p>
          </table:table-cell>
          <table:table-cell office:value-type="string" table:style-name="ce6">
            <text:p>cLogP</text:p>
          </table:table-cell>
          <table:table-cell office:value-type="string" table:style-name="ce6">
            <text:p>cLogS</text:p>
          </table:table-cell>
          <table:table-cell office:value-type="string" table:style-name="ce6">
            <text:p>HBA</text:p>
          </table:table-cell>
          <table:table-cell office:value-type="string" table:style-name="ce6">
            <text:p>HBD</text:p>
          </table:table-cell>
          <table:table-cell office:value-type="string" table:style-name="ce6">
            <text:p>Total Surface Area</text:p>
          </table:table-cell>
          <table:table-cell office:value-type="string" table:style-name="ce6">
            <text:p>Rel. PSA</text:p>
          </table:table-cell>
          <table:table-cell office:value-type="string" table:style-name="ce6">
            <text:p>PSA</text:p>
          </table:table-cell>
          <table:table-cell office:value-type="string" table:style-name="ce6">
            <text:p>Rot. Bonds</text:p>
          </table:table-cell>
          <table:table-cell office:value-type="string" table:style-name="ce6">
            <text:p>Amides</text:p>
          </table:table-cell>
          <table:table-cell table:number-columns-repeated="16365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yr</text:p>
          </table:table-cell>
          <table:table-cell office:value-type="string" table:style-name="ce9">
            <text:p><text:s/>3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(C2)CC2C(NCCSCc2cccc(CSCCC(N[C@H]3CC(NCCOCCOCCCCCCCl)=O)=O)n2)=O)=O)NC3=O)cc1</text:p>
          </table:table-cell>
          <table:table-cell office:value-type="float" office:value="835.49" table:style-name="ce12">
            <text:p>835.49</text:p>
          </table:table-cell>
          <table:table-cell office:value-type="float" office:value="2.274" table:style-name="ce13">
            <text:p>2.274</text:p>
          </table:table-cell>
          <table:table-cell office:value-type="float" office:value="-5.27" table:style-name="ce13">
            <text:p>-5.27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3">
            <text:p>5</text:p>
          </table:table-cell>
          <table:table-cell office:value-type="float" office:value="639.12" table:style-name="ce13">
            <text:p>639.12</text:p>
          </table:table-cell>
          <table:table-cell office:value-type="float" office:value="0.30298000000000003" table:style-name="ce13">
            <text:p>0.30298</text:p>
          </table:table-cell>
          <table:table-cell office:value-type="float" office:value="238.89" table:style-name="ce13">
            <text:p>238.89</text:p>
          </table:table-cell>
          <table:table-cell office:value-type="float" office:value="16" table:style-name="ce13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he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CCSCc2cccc(CSCCC(N[C@@H](CC(NCCOCCOCCCCCCCl)=O)C(N[C@H]3Cc4ccccc4)=O)=O)n2)=O)NC3=O)cc1</text:p>
          </table:table-cell>
          <table:table-cell office:value-type="float" office:value="899.57" table:style-name="ce12">
            <text:p>899.57</text:p>
          </table:table-cell>
          <table:table-cell office:value-type="float" office:value="3.4967000000000001" table:style-name="ce13">
            <text:p>3.4967</text:p>
          </table:table-cell>
          <table:table-cell office:value-type="float" office:value="-6.8689999999999998" table:style-name="ce13">
            <text:p>-6.869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3">
            <text:p>6</text:p>
          </table:table-cell>
          <table:table-cell office:value-type="float" office:value="699.78" table:style-name="ce13">
            <text:p>699.78</text:p>
          </table:table-cell>
          <table:table-cell office:value-type="float" office:value="0.28802" table:style-name="ce13">
            <text:p>0.28802</text:p>
          </table:table-cell>
          <table:table-cell office:value-type="float" office:value="247.68" table:style-name="ce13">
            <text:p>247.68</text:p>
          </table:table-cell>
          <table:table-cell office:value-type="float" office:value="18" table:style-name="ce13">
            <text:p>18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21" table:style-name="ce7">
            <text:p>21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Gln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[C@H]2CCC(N)=O)=O)=O)n1)=O)NC2=O)O</text:p>
          </table:table-cell>
          <table:table-cell office:value-type="float" office:value="818.46" table:style-name="ce12">
            <text:p>818.46</text:p>
          </table:table-cell>
          <table:table-cell office:value-type="float" office:value="-0.37409999999999999" table:style-name="ce13">
            <text:p>-0.3741</text:p>
          </table:table-cell>
          <table:table-cell office:value-type="float" office:value="-4.8570000000000002" table:style-name="ce13">
            <text:p>-4.857</text:p>
          </table:table-cell>
          <table:table-cell office:value-type="float" office:value="16" table:style-name="ce13">
            <text:p>16</text:p>
          </table:table-cell>
          <table:table-cell office:value-type="float" office:value="7" table:style-name="ce13">
            <text:p>7</text:p>
          </table:table-cell>
          <table:table-cell office:value-type="float" office:value="631.29" table:style-name="ce13">
            <text:p>631.29</text:p>
          </table:table-cell>
          <table:table-cell office:value-type="float" office:value="0.36410999999999999" table:style-name="ce13">
            <text:p>0.36411</text:p>
          </table:table-cell>
          <table:table-cell office:value-type="float" office:value="290.77" table:style-name="ce13">
            <text:p>290.77</text:p>
          </table:table-cell>
          <table:table-cell office:value-type="float" office:value="18" table:style-name="ce13">
            <text:p>18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22" table:style-name="ce7">
            <text:p>22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D-Pip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C1)[C@H]1C(N(CC1)CCC1C(NCCSCc1cccc(CSCC2)n1)=O)=O)=O)NC2=O)NCCOCCOCCCCCCCl</text:p>
          </table:table-cell>
          <table:table-cell office:value-type="float" office:value="811.51" table:style-name="ce12">
            <text:p>811.51</text:p>
          </table:table-cell>
          <table:table-cell office:value-type="float" office:value="2.8203999999999998" table:style-name="ce13">
            <text:p>2.8204</text:p>
          </table:table-cell>
          <table:table-cell office:value-type="float" office:value="-5.2649999999999997" table:style-name="ce13">
            <text:p>-5.265</text:p>
          </table:table-cell>
          <table:table-cell office:value-type="float" office:value="13" table:style-name="ce13">
            <text:p>13</text:p>
          </table:table-cell>
          <table:table-cell office:value-type="float" office:value="3" table:style-name="ce13">
            <text:p>3</text:p>
          </table:table-cell>
          <table:table-cell office:value-type="float" office:value="627.15" table:style-name="ce13">
            <text:p>627.15</text:p>
          </table:table-cell>
          <table:table-cell office:value-type="float" office:value="0.27526" table:style-name="ce13">
            <text:p>0.27526</text:p>
          </table:table-cell>
          <table:table-cell office:value-type="float" office:value="209.87" table:style-name="ce13">
            <text:p>209.87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23" table:style-name="ce7">
            <text:p>23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Val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(CC1)[C@@H]1C(NCCSCc1cccc(CSCCC(N[C@H]2CC(NCCOCCOCCCCCCCl)=O)=O)n1)=O)=O)NC2=O</text:p>
          </table:table-cell>
          <table:table-cell office:value-type="float" office:value="771.44" table:style-name="ce12">
            <text:p>771.44</text:p>
          </table:table-cell>
          <table:table-cell office:value-type="float" office:value="1.9058999999999999" table:style-name="ce13">
            <text:p>1.9059</text:p>
          </table:table-cell>
          <table:table-cell office:value-type="float" office:value="-5.0789999999999997" table:style-name="ce13">
            <text:p>-5.079</text:p>
          </table:table-cell>
          <table:table-cell office:value-type="float" office:value="13" table:style-name="ce13">
            <text:p>13</text:p>
          </table:table-cell>
          <table:table-cell office:value-type="float" office:value="4" table:style-name="ce13">
            <text:p>4</text:p>
          </table:table-cell>
          <table:table-cell office:value-type="float" office:value="596.27" table:style-name="ce13">
            <text:p>596.27</text:p>
          </table:table-cell>
          <table:table-cell office:value-type="float" office:value="0.30277999999999999" table:style-name="ce13">
            <text:p>0.30278</text:p>
          </table:table-cell>
          <table:table-cell office:value-type="float" office:value="218.66" table:style-name="ce13">
            <text:p>218.66</text:p>
          </table:table-cell>
          <table:table-cell office:value-type="float" office:value="15" table:style-name="ce13">
            <text:p>15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29" table:style-name="ce7">
            <text:p>29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Val</text:p>
          </table:table-cell>
          <table:table-cell office:value-type="string" table:style-name="ce9">
            <text:p><text:s/>His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[C@@H](Cc1c[nH]cn1)C(NCCSCc1cccc(CSCCC(N[C@H]2CC(NCCOCCOCCCCCCCl)=O)=O)n1)=O)=O)NC2=O</text:p>
          </table:table-cell>
          <table:table-cell office:value-type="float" office:value="825.49" table:style-name="ce12">
            <text:p>825.49</text:p>
          </table:table-cell>
          <table:table-cell office:value-type="float" office:value="1.2874000000000001" table:style-name="ce13">
            <text:p>1.2874</text:p>
          </table:table-cell>
          <table:table-cell office:value-type="float" office:value="-5.2990000000000004" table:style-name="ce13">
            <text:p>-5.299</text:p>
          </table:table-cell>
          <table:table-cell office:value-type="float" office:value="15" table:style-name="ce13">
            <text:p>15</text:p>
          </table:table-cell>
          <table:table-cell office:value-type="float" office:value="6" table:style-name="ce13">
            <text:p>6</text:p>
          </table:table-cell>
          <table:table-cell office:value-type="float" office:value="645.26" table:style-name="ce13">
            <text:p>645.26</text:p>
          </table:table-cell>
          <table:table-cell office:value-type="float" office:value="0.33073000000000002" table:style-name="ce13">
            <text:p>0.33073</text:p>
          </table:table-cell>
          <table:table-cell office:value-type="float" office:value="256.13" table:style-name="ce13">
            <text:p>256.13</text:p>
          </table:table-cell>
          <table:table-cell office:value-type="float" office:value="17" table:style-name="ce13">
            <text:p>17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33" table:style-name="ce7">
            <text:p>33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His</text:p>
          </table:table-cell>
          <table:table-cell office:value-type="string" table:style-name="ce9">
            <text:p><text:s/>Il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CSCc1cccc(CSCCC(N[C@@H](CC(NCCOCCOCCCCCCCl)=O)C(N[C@H]2Cc3c[nH]cn3)=O)=O)n1)=O)NC2=O</text:p>
          </table:table-cell>
          <table:table-cell office:value-type="float" office:value="839.52" table:style-name="ce12">
            <text:p>839.52</text:p>
          </table:table-cell>
          <table:table-cell office:value-type="float" office:value="1.7418" table:style-name="ce13">
            <text:p>1.7418</text:p>
          </table:table-cell>
          <table:table-cell office:value-type="float" office:value="-5.569" table:style-name="ce13">
            <text:p>-5.569</text:p>
          </table:table-cell>
          <table:table-cell office:value-type="float" office:value="15" table:style-name="ce13">
            <text:p>15</text:p>
          </table:table-cell>
          <table:table-cell office:value-type="float" office:value="6" table:style-name="ce13">
            <text:p>6</text:p>
          </table:table-cell>
          <table:table-cell office:value-type="float" office:value="659.02" table:style-name="ce13">
            <text:p>659.02</text:p>
          </table:table-cell>
          <table:table-cell office:value-type="float" office:value="0.32383000000000001" table:style-name="ce13">
            <text:p>0.32383</text:p>
          </table:table-cell>
          <table:table-cell office:value-type="float" office:value="256.13" table:style-name="ce13">
            <text:p>256.13</text:p>
          </table:table-cell>
          <table:table-cell office:value-type="float" office:value="18" table:style-name="ce13">
            <text:p>18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37" table:style-name="ce7">
            <text:p>37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Phe</text:p>
          </table:table-cell>
          <table:table-cell office:value-type="string" table:style-name="ce9">
            <text:p><text:s/>Gly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[C@@H](Cc1ccccc1)C(NCC(NCCSCc1cccc(CSCC2)n1)=O)=O)=O)NC2=O)NCCOCCOCCCCCCCl</text:p>
          </table:table-cell>
          <table:table-cell office:value-type="float" office:value="793.45" table:style-name="ce12">
            <text:p>793.45</text:p>
          </table:table-cell>
          <table:table-cell office:value-type="float" office:value="2.0411999999999999" table:style-name="ce13">
            <text:p>2.0412</text:p>
          </table:table-cell>
          <table:table-cell office:value-type="float" office:value="-5.6520000000000001" table:style-name="ce13">
            <text:p>-5.652</text:p>
          </table:table-cell>
          <table:table-cell office:value-type="float" office:value="13" table:style-name="ce13">
            <text:p>13</text:p>
          </table:table-cell>
          <table:table-cell office:value-type="float" office:value="5" table:style-name="ce13">
            <text:p>5</text:p>
          </table:table-cell>
          <table:table-cell office:value-type="float" office:value="621.16999999999996" table:style-name="ce13">
            <text:p>621.17</text:p>
          </table:table-cell>
          <table:table-cell office:value-type="float" office:value="0.30337999999999998" table:style-name="ce13">
            <text:p>0.30338</text:p>
          </table:table-cell>
          <table:table-cell office:value-type="float" office:value="227.45" table:style-name="ce13">
            <text:p>227.45</text:p>
          </table:table-cell>
          <table:table-cell office:value-type="float" office:value="16" table:style-name="ce13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56" table:style-name="ce7">
            <text:p>5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Ile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(CC1)CCC1CC(NCCSCc1cccc(CSCCC(N[C@H]2CC(NCCOCCOCCCCCCCl)=O)=O)n1)=O)=O)NC2=O</text:p>
          </table:table-cell>
          <table:table-cell office:value-type="float" office:value="841.58" table:style-name="ce12">
            <text:p>841.58</text:p>
          </table:table-cell>
          <table:table-cell office:value-type="float" office:value="3.5994999999999999" table:style-name="ce13">
            <text:p>3.5995</text:p>
          </table:table-cell>
          <table:table-cell office:value-type="float" office:value="-6.9210000000000003" table:style-name="ce13">
            <text:p>-6.921</text:p>
          </table:table-cell>
          <table:table-cell office:value-type="float" office:value="13" table:style-name="ce13">
            <text:p>13</text:p>
          </table:table-cell>
          <table:table-cell office:value-type="float" office:value="5" table:style-name="ce13">
            <text:p>5</text:p>
          </table:table-cell>
          <table:table-cell office:value-type="float" office:value="664.97" table:style-name="ce13">
            <text:p>664.97</text:p>
          </table:table-cell>
          <table:table-cell office:value-type="float" office:value="0.28339999999999999" table:style-name="ce13">
            <text:p>0.2834</text:p>
          </table:table-cell>
          <table:table-cell office:value-type="float" office:value="227.45" table:style-name="ce13">
            <text:p>227.45</text:p>
          </table:table-cell>
          <table:table-cell office:value-type="float" office:value="16" table:style-name="ce13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73" table:style-name="ce7">
            <text:p>73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Isn</text:p>
          </table:table-cell>
          <table:table-cell office:value-type="string" table:style-name="ce9">
            <text:p><text:s/>4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1)CCC1C(NCc(cc1)ccc1C(NCCSCc1cccc(CSCC2)n1)=O)=O)=O)NC2=O)NCCOCCOCCCCCCCl</text:p>
          </table:table-cell>
          <table:table-cell office:value-type="float" office:value="833.51" table:style-name="ce12">
            <text:p>833.51</text:p>
          </table:table-cell>
          <table:table-cell office:value-type="float" office:value="3.2757000000000001" table:style-name="ce13">
            <text:p>3.2757</text:p>
          </table:table-cell>
          <table:table-cell office:value-type="float" office:value="-6.1539999999999999" table:style-name="ce13">
            <text:p>-6.154</text:p>
          </table:table-cell>
          <table:table-cell office:value-type="float" office:value="13" table:style-name="ce13">
            <text:p>13</text:p>
          </table:table-cell>
          <table:table-cell office:value-type="float" office:value="4" table:style-name="ce13">
            <text:p>4</text:p>
          </table:table-cell>
          <table:table-cell office:value-type="float" office:value="647.79" table:style-name="ce13">
            <text:p>647.79</text:p>
          </table:table-cell>
          <table:table-cell office:value-type="float" office:value="0.2787" table:style-name="ce13">
            <text:p>0.2787</text:p>
          </table:table-cell>
          <table:table-cell office:value-type="float" office:value="218.66" table:style-name="ce13">
            <text:p>218.66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78" table:style-name="ce7">
            <text:p>78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bAla</text:p>
          </table:table-cell>
          <table:table-cell office:value-type="string" table:style-name="ce9">
            <text:p><text:s/>NMe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CCSCc1cccc(CSCCC(N[C@@H](CC(NCCOCCOCCCCCCCl)=O)C(NCC2)=O)=O)n1)=O)N(C)C2=O</text:p>
          </table:table-cell>
          <table:table-cell office:value-type="float" office:value="745.4" table:style-name="ce12">
            <text:p>745.4</text:p>
          </table:table-cell>
          <table:table-cell office:value-type="float" office:value="1.3202" table:style-name="ce13">
            <text:p>1.3202</text:p>
          </table:table-cell>
          <table:table-cell office:value-type="float" office:value="-4.4249999999999998" table:style-name="ce13">
            <text:p>-4.425</text:p>
          </table:table-cell>
          <table:table-cell office:value-type="float" office:value="13" table:style-name="ce13">
            <text:p>13</text:p>
          </table:table-cell>
          <table:table-cell office:value-type="float" office:value="4" table:style-name="ce13">
            <text:p>4</text:p>
          </table:table-cell>
          <table:table-cell office:value-type="float" office:value="584.77" table:style-name="ce13">
            <text:p>584.77</text:p>
          </table:table-cell>
          <table:table-cell office:value-type="float" office:value="0.30874000000000001" table:style-name="ce13">
            <text:p>0.30874</text:p>
          </table:table-cell>
          <table:table-cell office:value-type="float" office:value="218.66" table:style-name="ce13">
            <text:p>218.66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86" table:style-name="ce7">
            <text:p>8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yr</text:p>
          </table:table-cell>
          <table:table-cell office:value-type="string" table:style-name="ce9">
            <text:p><text:s/>Il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CSCc1cccc(CSCCC(N[C@@H](CC(NCCOCCOCCCCCCCl)=O)C(N[C@H]2Cc(cc3)ccc3O)=O)=O)n1)=O)NC2=O</text:p>
          </table:table-cell>
          <table:table-cell office:value-type="float" office:value="865.55" table:style-name="ce12">
            <text:p>865.55</text:p>
          </table:table-cell>
          <table:table-cell office:value-type="float" office:value="3.1819000000000002" table:style-name="ce13">
            <text:p>3.1819</text:p>
          </table:table-cell>
          <table:table-cell office:value-type="float" office:value="-6.4340000000000002" table:style-name="ce13">
            <text:p>-6.434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3">
            <text:p>6</text:p>
          </table:table-cell>
          <table:table-cell office:value-type="float" office:value="677.04" table:style-name="ce13">
            <text:p>677.04</text:p>
          </table:table-cell>
          <table:table-cell office:value-type="float" office:value="0.29769000000000001" table:style-name="ce13">
            <text:p>0.29769</text:p>
          </table:table-cell>
          <table:table-cell office:value-type="float" office:value="247.68" table:style-name="ce13">
            <text:p>247.68</text:p>
          </table:table-cell>
          <table:table-cell office:value-type="float" office:value="18" table:style-name="ce13">
            <text:p>18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88" table:style-name="ce7">
            <text:p>88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hr</text:p>
          </table:table-cell>
          <table:table-cell office:value-type="string" table:style-name="ce9">
            <text:p><text:s/>His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[C@@H](Cc1c[nH]cn1)C(NCCSCc1cccc(CSCCC(N[C@H]2CC(NCCOCCOCCCCCCCl)=O)=O)n1)=O)=O)NC2=O)O</text:p>
          </table:table-cell>
          <table:table-cell office:value-type="float" office:value="827.47" table:style-name="ce12">
            <text:p>827.47</text:p>
          </table:table-cell>
          <table:table-cell office:value-type="float" office:value="4.7300000000000002E-2" table:style-name="ce13">
            <text:p>0.0473</text:p>
          </table:table-cell>
          <table:table-cell office:value-type="float" office:value="-4.74" table:style-name="ce13">
            <text:p>-4.74</text:p>
          </table:table-cell>
          <table:table-cell office:value-type="float" office:value="16" table:style-name="ce13">
            <text:p>16</text:p>
          </table:table-cell>
          <table:table-cell office:value-type="float" office:value="7" table:style-name="ce13">
            <text:p>7</text:p>
          </table:table-cell>
          <table:table-cell office:value-type="float" office:value="639.35" table:style-name="ce13">
            <text:p>639.35</text:p>
          </table:table-cell>
          <table:table-cell office:value-type="float" office:value="0.35427999999999998" table:style-name="ce13">
            <text:p>0.35428</text:p>
          </table:table-cell>
          <table:table-cell office:value-type="float" office:value="276.36" table:style-name="ce13">
            <text:p>276.36</text:p>
          </table:table-cell>
          <table:table-cell office:value-type="float" office:value="17" table:style-name="ce13">
            <text:p>17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95" table:style-name="ce7">
            <text:p>95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Tyr</text:p>
          </table:table-cell>
          <table:table-cell office:value-type="string" table:style-name="ce9">
            <text:p><text:s/>I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c1ccc(C[C@@H](C(N(CC2)CCC2C(NCCSCc2cccc(CSCCC(N[C@H]3CC(NCCOCCOCCCCCCCl)=O)=O)n2)=O)=O)NC3=O)cc1</text:p>
          </table:table-cell>
          <table:table-cell office:value-type="float" office:value="863.54" table:style-name="ce12">
            <text:p>863.54</text:p>
          </table:table-cell>
          <table:table-cell office:value-type="float" office:value="2.9580000000000002" table:style-name="ce13">
            <text:p>2.958</text:p>
          </table:table-cell>
          <table:table-cell office:value-type="float" office:value="-5.81" table:style-name="ce13">
            <text:p>-5.81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3">
            <text:p>5</text:p>
          </table:table-cell>
          <table:table-cell office:value-type="float" office:value="666.64" table:style-name="ce13">
            <text:p>666.64</text:p>
          </table:table-cell>
          <table:table-cell office:value-type="float" office:value="0.29047000000000001" table:style-name="ce13">
            <text:p>0.29047</text:p>
          </table:table-cell>
          <table:table-cell office:value-type="float" office:value="238.89" table:style-name="ce13">
            <text:p>238.89</text:p>
          </table:table-cell>
          <table:table-cell office:value-type="float" office:value="16" table:style-name="ce13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96" table:style-name="ce7">
            <text:p>9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table:style-name="ce9"/>
          <table:table-cell office:value-type="string" table:style-name="ce9">
            <text:p>NMeAla</text:p>
          </table:table-cell>
          <table:table-cell office:value-type="string" table:style-name="ce9">
            <text:p><text:s/>Ty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@H](C(N[C@@H](Cc(cc1)ccc1O)C(NCCSCc1cccc(CSCCC(N[C@H]2CC(NCCOCCOCCCCCCCl)=O)=O)n1)=O)=O)N(C)C2=O</text:p>
          </table:table-cell>
          <table:table-cell office:value-type="float" office:value="837.5" table:style-name="ce12">
            <text:p>837.5</text:p>
          </table:table-cell>
          <table:table-cell office:value-type="float" office:value="2.3212999999999999" table:style-name="ce13">
            <text:p>2.3213</text:p>
          </table:table-cell>
          <table:table-cell office:value-type="float" office:value="-5.3719999999999999" table:style-name="ce13">
            <text:p>-5.372</text:p>
          </table:table-cell>
          <table:table-cell office:value-type="float" office:value="14" table:style-name="ce13">
            <text:p>14</text:p>
          </table:table-cell>
          <table:table-cell office:value-type="float" office:value="5" table:style-name="ce13">
            <text:p>5</text:p>
          </table:table-cell>
          <table:table-cell office:value-type="float" office:value="649.62" table:style-name="ce13">
            <text:p>649.62</text:p>
          </table:table-cell>
          <table:table-cell office:value-type="float" office:value="0.29808000000000001" table:style-name="ce13">
            <text:p>0.29808</text:p>
          </table:table-cell>
          <table:table-cell office:value-type="float" office:value="238.89" table:style-name="ce13">
            <text:p>238.89</text:p>
          </table:table-cell>
          <table:table-cell office:value-type="float" office:value="16" table:style-name="ce13">
            <text:p>16</text:p>
          </table:table-cell>
          <table:table-cell office:value-type="float" office:value="5" table:style-name="ce14">
            <text:p>5</text:p>
          </table:table-cell>
          <table:table-cell table:number-columns-repeated="16365"/>
        </table:table-row>
        <table:table-row table:style-name="ro1">
          <table:table-cell office:value-type="float" office:value="105" table:style-name="ce7">
            <text:p>105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3amb</text:p>
          </table:table-cell>
          <table:table-cell office:value-type="string" table:style-name="ce9">
            <text:p><text:s/>Phe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c1cc(C(N[C@@H](Cc2ccccc2)C(N(CC2)[C@@H]2C(NCCSCc2cccc(CSCC3)n2)=O)=O)=O)ccc1)=O)NC3=O)NCCOCCOCCCCCCCl</text:p>
          </table:table-cell>
          <table:table-cell office:value-type="float" office:value="952.64" table:style-name="ce12">
            <text:p>952.64</text:p>
          </table:table-cell>
          <table:table-cell office:value-type="float" office:value="3.532" table:style-name="ce13">
            <text:p>3.532</text:p>
          </table:table-cell>
          <table:table-cell office:value-type="float" office:value="-7.1120000000000001" table:style-name="ce13">
            <text:p>-7.112</text:p>
          </table:table-cell>
          <table:table-cell office:value-type="float" office:value="15" table:style-name="ce13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735.5" table:style-name="ce13">
            <text:p>735.5</text:p>
          </table:table-cell>
          <table:table-cell office:value-type="float" office:value="0.27877999999999997" table:style-name="ce13">
            <text:p>0.27878</text:p>
          </table:table-cell>
          <table:table-cell office:value-type="float" office:value="247.76" table:style-name="ce13">
            <text:p>247.76</text:p>
          </table:table-cell>
          <table:table-cell office:value-type="float" office:value="16" table:style-name="ce13">
            <text:p>16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17" table:style-name="ce7">
            <text:p>117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Nip</text:p>
          </table:table-cell>
          <table:table-cell office:value-type="string" table:style-name="ce9">
            <text:p><text:s/>D-Pro</text:p>
          </table:table-cell>
          <table:table-cell office:value-type="string" table:style-name="ce9">
            <text:p><text:s/>N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C1)C[C@H]1C(N(CCC1)[C@H]1C(N(CCC1)C[C@H]1C(NCCSCc1cccc(CSCC2)n1)=O)=O)=O)=O)NC2=O)NCCOCCOCCCCCCCl</text:p>
          </table:table-cell>
          <table:table-cell office:value-type="float" office:value="908.62" table:style-name="ce12">
            <text:p>908.62</text:p>
          </table:table-cell>
          <table:table-cell office:value-type="float" office:value="2.8246000000000002" table:style-name="ce13">
            <text:p>2.8246</text:p>
          </table:table-cell>
          <table:table-cell office:value-type="float" office:value="-5.2160000000000002" table:style-name="ce13">
            <text:p>-5.216</text:p>
          </table:table-cell>
          <table:table-cell office:value-type="float" office:value="15" table:style-name="ce13">
            <text:p>15</text:p>
          </table:table-cell>
          <table:table-cell office:value-type="float" office:value="3" table:style-name="ce13">
            <text:p>3</text:p>
          </table:table-cell>
          <table:table-cell office:value-type="float" office:value="695.48" table:style-name="ce13">
            <text:p>695.48</text:p>
          </table:table-cell>
          <table:table-cell office:value-type="float" office:value="0.27206999999999998" table:style-name="ce13">
            <text:p>0.27207</text:p>
          </table:table-cell>
          <table:table-cell office:value-type="float" office:value="230.18" table:style-name="ce13">
            <text:p>230.18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31" table:style-name="ce7">
            <text:p>131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yr</text:p>
          </table:table-cell>
          <table:table-cell office:value-type="string" table:style-name="ce9">
            <text:p><text:s/>Val</text:p>
          </table:table-cell>
          <table:table-cell office:value-type="string" table:style-name="ce9">
            <text:p><text:s/>D-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[C@@H](C(N[C@H](C)C(NCCSCc1cccc(CSCCC(N[C@@H](CC(NCCOCCOCCCCCCCl)=O)C(N[C@H]2Cc(cc3)ccc3O)=O)=O)n1)=O)=O)NC2=O</text:p>
          </table:table-cell>
          <table:table-cell office:value-type="float" office:value="922.61" table:style-name="ce12">
            <text:p>922.61</text:p>
          </table:table-cell>
          <table:table-cell office:value-type="float" office:value="2.1705000000000001" table:style-name="ce13">
            <text:p>2.1705</text:p>
          </table:table-cell>
          <table:table-cell office:value-type="float" office:value="-6.3090000000000002" table:style-name="ce13">
            <text:p>-6.309</text:p>
          </table:table-cell>
          <table:table-cell office:value-type="float" office:value="16" table:style-name="ce13">
            <text:p>16</text:p>
          </table:table-cell>
          <table:table-cell office:value-type="float" office:value="7" table:style-name="ce13">
            <text:p>7</text:p>
          </table:table-cell>
          <table:table-cell office:value-type="float" office:value="717.25" table:style-name="ce13">
            <text:p>717.25</text:p>
          </table:table-cell>
          <table:table-cell office:value-type="float" office:value="0.31516" table:style-name="ce13">
            <text:p>0.31516</text:p>
          </table:table-cell>
          <table:table-cell office:value-type="float" office:value="276.77999999999997" table:style-name="ce13">
            <text:p>276.78</text:p>
          </table:table-cell>
          <table:table-cell office:value-type="float" office:value="17" table:style-name="ce13">
            <text:p>17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41" table:style-name="ce7">
            <text:p>141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le</text:p>
          </table:table-cell>
          <table:table-cell office:value-type="string" table:style-name="ce9">
            <text:p><text:s/>3Aze</text:p>
          </table:table-cell>
          <table:table-cell office:value-type="string" table:style-name="ce9">
            <text:p><text:s/>Aze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(C1)CC1C(N(CC1)[C@@H]1C(NCCSCc1cccc(CSCCC(N[C@H]2CC(NCCOCCOCCCCCCCl)=O)=O)n1)=O)=O)=O)NC2=O</text:p>
          </table:table-cell>
          <table:table-cell office:value-type="float" office:value="868.56" table:style-name="ce12">
            <text:p>868.56</text:p>
          </table:table-cell>
          <table:table-cell office:value-type="float" office:value="2.0225" table:style-name="ce13">
            <text:p>2.0225</text:p>
          </table:table-cell>
          <table:table-cell office:value-type="float" office:value="-5.03" table:style-name="ce13">
            <text:p>-5.03</text:p>
          </table:table-cell>
          <table:table-cell office:value-type="float" office:value="15" table:style-name="ce13">
            <text:p>15</text:p>
          </table:table-cell>
          <table:table-cell office:value-type="float" office:value="4" table:style-name="ce13">
            <text:p>4</text:p>
          </table:table-cell>
          <table:table-cell office:value-type="float" office:value="664.6" table:style-name="ce13">
            <text:p>664.6</text:p>
          </table:table-cell>
          <table:table-cell office:value-type="float" office:value="0.29660999999999998" table:style-name="ce13">
            <text:p>0.29661</text:p>
          </table:table-cell>
          <table:table-cell office:value-type="float" office:value="238.97" table:style-name="ce13">
            <text:p>238.97</text:p>
          </table:table-cell>
          <table:table-cell office:value-type="float" office:value="16" table:style-name="ce13">
            <text:p>16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46" table:style-name="ce7">
            <text:p>14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bAla</text:p>
          </table:table-cell>
          <table:table-cell office:value-type="string" table:style-name="ce9">
            <text:p><text:s/>Ile</text:p>
          </table:table-cell>
          <table:table-cell office:value-type="string" table:style-name="ce9">
            <text:p><text:s/>3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Cc1cc(C(NCCSCc2cccc(CSCCC(N[C@@H](CC(NCCOCCOCCCCCCCl)=O)C(NCC3)=O)=O)n2)=O)ccc1)=O)NC3=O</text:p>
          </table:table-cell>
          <table:table-cell office:value-type="float" office:value="906.61" table:style-name="ce12">
            <text:p>906.61</text:p>
          </table:table-cell>
          <table:table-cell office:value-type="float" office:value="3.0377000000000001" table:style-name="ce13">
            <text:p>3.0377</text:p>
          </table:table-cell>
          <table:table-cell office:value-type="float" office:value="-6.8150000000000004" table:style-name="ce13">
            <text:p>-6.815</text:p>
          </table:table-cell>
          <table:table-cell office:value-type="float" office:value="15" table:style-name="ce13">
            <text:p>15</text:p>
          </table:table-cell>
          <table:table-cell office:value-type="float" office:value="6" table:style-name="ce13">
            <text:p>6</text:p>
          </table:table-cell>
          <table:table-cell office:value-type="float" office:value="714.92" table:style-name="ce13">
            <text:p>714.92</text:p>
          </table:table-cell>
          <table:table-cell office:value-type="float" office:value="0.29787000000000002" table:style-name="ce13">
            <text:p>0.29787</text:p>
          </table:table-cell>
          <table:table-cell office:value-type="float" office:value="256.55" table:style-name="ce13">
            <text:p>256.55</text:p>
          </table:table-cell>
          <table:table-cell office:value-type="float" office:value="16" table:style-name="ce13">
            <text:p>16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47" table:style-name="ce7">
            <text:p>147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le</text:p>
          </table:table-cell>
          <table:table-cell office:value-type="string" table:style-name="ce9">
            <text:p><text:s/>Tyr</text:p>
          </table:table-cell>
          <table:table-cell office:value-type="string" table:style-name="ce9">
            <text:p><text:s/>Leu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[C@H](C)[C@@H](C(N[C@@H](Cc(cc1)ccc1O)C(N[C@@H](CC(C)C)C(NCCSCc1cccc(CSCCC(N[C@H]2CC(NCCOCCOCCCCCCCl)=O)=O)n1)=O)=O)=O)NC2=O</text:p>
          </table:table-cell>
          <table:table-cell office:value-type="float" office:value="978.71" table:style-name="ce12">
            <text:p>978.71</text:p>
          </table:table-cell>
          <table:table-cell office:value-type="float" office:value="3.7519999999999998" table:style-name="ce13">
            <text:p>3.752</text:p>
          </table:table-cell>
          <table:table-cell office:value-type="float" office:value="-7.2789999999999999" table:style-name="ce13">
            <text:p>-7.279</text:p>
          </table:table-cell>
          <table:table-cell office:value-type="float" office:value="16" table:style-name="ce13">
            <text:p>16</text:p>
          </table:table-cell>
          <table:table-cell office:value-type="float" office:value="7" table:style-name="ce13">
            <text:p>7</text:p>
          </table:table-cell>
          <table:table-cell office:value-type="float" office:value="769.53" table:style-name="ce13">
            <text:p>769.53</text:p>
          </table:table-cell>
          <table:table-cell office:value-type="float" office:value="0.29375000000000001" table:style-name="ce13">
            <text:p>0.29375</text:p>
          </table:table-cell>
          <table:table-cell office:value-type="float" office:value="276.77999999999997" table:style-name="ce13">
            <text:p>276.78</text:p>
          </table:table-cell>
          <table:table-cell office:value-type="float" office:value="20" table:style-name="ce13">
            <text:p>20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56" table:style-name="ce7">
            <text:p>15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Aze</text:p>
          </table:table-cell>
          <table:table-cell office:value-type="string" table:style-name="ce9">
            <text:p><text:s/>3amb</text:p>
          </table:table-cell>
          <table:table-cell office:value-type="string" table:style-name="ce9">
            <text:p><text:s/>4amb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1)[C@@H]1C(NCc1cc(C(NCc(cc2)ccc2C(NCCSCc2cccc(CSCC3)n2)=O)=O)ccc1)=O)=O)NC3=O)NCCOCCOCCCCCCCl</text:p>
          </table:table-cell>
          <table:table-cell office:value-type="float" office:value="938.61" table:style-name="ce12">
            <text:p>938.61</text:p>
          </table:table-cell>
          <table:table-cell office:value-type="float" office:value="3.504" table:style-name="ce13">
            <text:p>3.504</text:p>
          </table:table-cell>
          <table:table-cell office:value-type="float" office:value="-7.16" table:style-name="ce13">
            <text:p>-7.16</text:p>
          </table:table-cell>
          <table:table-cell office:value-type="float" office:value="15" table:style-name="ce13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723" table:style-name="ce13">
            <text:p>723</text:p>
          </table:table-cell>
          <table:table-cell office:value-type="float" office:value="0.28360000000000002" table:style-name="ce13">
            <text:p>0.2836</text:p>
          </table:table-cell>
          <table:table-cell office:value-type="float" office:value="247.76" table:style-name="ce13">
            <text:p>247.76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67" table:style-name="ce7">
            <text:p>167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sn</text:p>
          </table:table-cell>
          <table:table-cell office:value-type="string" table:style-name="ce9">
            <text:p><text:s/>Sar</text:p>
          </table:table-cell>
          <table:table-cell office:value-type="string" table:style-name="ce9">
            <text:p><text:s/>cAch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N(CC(NC(CC1)CCC1CC(NCCSCc1cccc(CSCCC(N[C@@H](CC(NCCOCCOCCCCCCCl)=O)C(N2CCC3CC2)=O)=O)n1)=O)=O)C3=O</text:p>
          </table:table-cell>
          <table:table-cell office:value-type="float" office:value="910.64" table:style-name="ce12">
            <text:p>910.64</text:p>
          </table:table-cell>
          <table:table-cell office:value-type="float" office:value="2.7258" table:style-name="ce13">
            <text:p>2.7258</text:p>
          </table:table-cell>
          <table:table-cell office:value-type="float" office:value="-5.702" table:style-name="ce13">
            <text:p>-5.702</text:p>
          </table:table-cell>
          <table:table-cell office:value-type="float" office:value="15" table:style-name="ce13">
            <text:p>15</text:p>
          </table:table-cell>
          <table:table-cell office:value-type="float" office:value="4" table:style-name="ce13">
            <text:p>4</text:p>
          </table:table-cell>
          <table:table-cell office:value-type="float" office:value="708.64" table:style-name="ce13">
            <text:p>708.64</text:p>
          </table:table-cell>
          <table:table-cell office:value-type="float" office:value="0.27817999999999998" table:style-name="ce13">
            <text:p>0.27818</text:p>
          </table:table-cell>
          <table:table-cell office:value-type="float" office:value="238.97" table:style-name="ce13">
            <text:p>238.97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70" table:style-name="ce7">
            <text:p>170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Sar</text:p>
          </table:table-cell>
          <table:table-cell office:value-type="string" table:style-name="ce9">
            <text:p><text:s/>Leu</text:p>
          </table:table-cell>
          <table:table-cell office:value-type="string" table:style-name="ce9">
            <text:p><text:s/>Asn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C(C)C[C@@H](C(N[C@@H](CC(N)=O)C(NCCSCc1cccc(CSCCC(N[C@@H](CC(NCCOCCOCCCCCCCl)=O)C(N(C)C2)=O)=O)n1)=O)=O)NC2=O</text:p>
          </table:table-cell>
          <table:table-cell office:value-type="float" office:value="887.56" table:style-name="ce12">
            <text:p>887.56</text:p>
          </table:table-cell>
          <table:table-cell office:value-type="float" office:value="0.2162" table:style-name="ce13">
            <text:p>0.2162</text:p>
          </table:table-cell>
          <table:table-cell office:value-type="float" office:value="-4.8209999999999997" table:style-name="ce13">
            <text:p>-4.821</text:p>
          </table:table-cell>
          <table:table-cell office:value-type="float" office:value="17" table:style-name="ce13">
            <text:p>17</text:p>
          </table:table-cell>
          <table:table-cell office:value-type="float" office:value="6" table:style-name="ce13">
            <text:p>6</text:p>
          </table:table-cell>
          <table:table-cell office:value-type="float" office:value="691.27" table:style-name="ce13">
            <text:p>691.27</text:p>
          </table:table-cell>
          <table:table-cell office:value-type="float" office:value="0.33756999999999998" table:style-name="ce13">
            <text:p>0.33757</text:p>
          </table:table-cell>
          <table:table-cell office:value-type="float" office:value="290.85000000000002" table:style-name="ce13">
            <text:p>290.85</text:p>
          </table:table-cell>
          <table:table-cell office:value-type="float" office:value="18" table:style-name="ce13">
            <text:p>18</text:p>
          </table:table-cell>
          <table:table-cell office:value-type="float" office:value="7" table:style-name="ce14">
            <text:p>7</text:p>
          </table:table-cell>
          <table:table-cell table:number-columns-repeated="16365"/>
        </table:table-row>
        <table:table-row table:style-name="ro1">
          <table:table-cell office:value-type="float" office:value="172" table:style-name="ce7">
            <text:p>172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cAcha</text:p>
          </table:table-cell>
          <table:table-cell office:value-type="string" table:style-name="ce9">
            <text:p><text:s/>Pro</text:p>
          </table:table-cell>
          <table:table-cell office:value-type="string" table:style-name="ce9">
            <text:p><text:s/>D-Pi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C(CC1)CCC1CC(N(CCC1)[C@@H]1C(N(CCCC1)[C@H]1C(NCCSCc1cccc(CSCC2)n1)=O)=O)=O)=O)NC2=O)NCCOCCOCCCCCCCl</text:p>
          </table:table-cell>
          <table:table-cell office:value-type="float" office:value="936.68" table:style-name="ce12">
            <text:p>936.68</text:p>
          </table:table-cell>
          <table:table-cell office:value-type="float" office:value="3.4906000000000001" table:style-name="ce13">
            <text:p>3.4906</text:p>
          </table:table-cell>
          <table:table-cell office:value-type="float" office:value="-6.6840000000000002" table:style-name="ce13">
            <text:p>-6.684</text:p>
          </table:table-cell>
          <table:table-cell office:value-type="float" office:value="15" table:style-name="ce13">
            <text:p>15</text:p>
          </table:table-cell>
          <table:table-cell office:value-type="float" office:value="4" table:style-name="ce13">
            <text:p>4</text:p>
          </table:table-cell>
          <table:table-cell office:value-type="float" office:value="722.9" table:style-name="ce13">
            <text:p>722.9</text:p>
          </table:table-cell>
          <table:table-cell office:value-type="float" office:value="0.27268999999999999" table:style-name="ce13">
            <text:p>0.27269</text:p>
          </table:table-cell>
          <table:table-cell office:value-type="float" office:value="238.97" table:style-name="ce13">
            <text:p>238.97</text:p>
          </table:table-cell>
          <table:table-cell office:value-type="float" office:value="14" table:style-name="ce13">
            <text:p>14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76" table:style-name="ce7">
            <text:p>176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2Achc</text:p>
          </table:table-cell>
          <table:table-cell office:value-type="string" table:style-name="ce9">
            <text:p><text:s/>D-Pip</text:p>
          </table:table-cell>
          <table:table-cell office:value-type="string" table:style-name="ce9">
            <text:p><text:s/>Th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CCSCc1cccc(CSCCC(N[C@@H](CC(NCCOCCOCCCCCCCl)=O)C(N[C@H](CCCC2)[C@@H]2C(N2[C@@H]3CCCC2)=O)=O)=O)n1)=O)NC3=O)O</text:p>
          </table:table-cell>
          <table:table-cell office:value-type="float" office:value="926.64" table:style-name="ce12">
            <text:p>926.64</text:p>
          </table:table-cell>
          <table:table-cell office:value-type="float" office:value="1.8522000000000001" table:style-name="ce13">
            <text:p>1.8522</text:p>
          </table:table-cell>
          <table:table-cell office:value-type="float" office:value="-6.2610000000000001" table:style-name="ce13">
            <text:p>-6.261</text:p>
          </table:table-cell>
          <table:table-cell office:value-type="float" office:value="16" table:style-name="ce13">
            <text:p>16</text:p>
          </table:table-cell>
          <table:table-cell office:value-type="float" office:value="6" table:style-name="ce13">
            <text:p>6</text:p>
          </table:table-cell>
          <table:table-cell office:value-type="float" office:value="713.63" table:style-name="ce13">
            <text:p>713.63</text:p>
          </table:table-cell>
          <table:table-cell office:value-type="float" office:value="0.30568000000000001" table:style-name="ce13">
            <text:p>0.30568</text:p>
          </table:table-cell>
          <table:table-cell office:value-type="float" office:value="267.99" table:style-name="ce13">
            <text:p>267.99</text:p>
          </table:table-cell>
          <table:table-cell office:value-type="float" office:value="15" table:style-name="ce13">
            <text:p>15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79" table:style-name="ce7">
            <text:p>179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Isn</text:p>
          </table:table-cell>
          <table:table-cell office:value-type="string" table:style-name="ce9">
            <text:p><text:s/>Phe</text:p>
          </table:table-cell>
          <table:table-cell office:value-type="string" table:style-name="ce9">
            <text:p><text:s/>bAla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O=C(C[C@@H](C(N(CC1)CCC1C(N[C@@H](Cc1ccccc1)C(NCCC(NCCSCc1cccc(CSCC2)n1)=O)=O)=O)=O)NC2=O)NCCOCCOCCCCCCCl</text:p>
          </table:table-cell>
          <table:table-cell office:value-type="float" office:value="918.62" table:style-name="ce12">
            <text:p>918.62</text:p>
          </table:table-cell>
          <table:table-cell office:value-type="float" office:value="2.8418000000000001" table:style-name="ce13">
            <text:p>2.8418</text:p>
          </table:table-cell>
          <table:table-cell office:value-type="float" office:value="-6.1429999999999998" table:style-name="ce13">
            <text:p>-6.143</text:p>
          </table:table-cell>
          <table:table-cell office:value-type="float" office:value="15" table:style-name="ce13">
            <text:p>15</text:p>
          </table:table-cell>
          <table:table-cell office:value-type="float" office:value="5" table:style-name="ce13">
            <text:p>5</text:p>
          </table:table-cell>
          <table:table-cell office:value-type="float" office:value="717.02" table:style-name="ce13">
            <text:p>717.02</text:p>
          </table:table-cell>
          <table:table-cell office:value-type="float" office:value="0.28595999999999999" table:style-name="ce13">
            <text:p>0.28596</text:p>
          </table:table-cell>
          <table:table-cell office:value-type="float" office:value="247.76" table:style-name="ce13">
            <text:p>247.76</text:p>
          </table:table-cell>
          <table:table-cell office:value-type="float" office:value="16" table:style-name="ce13">
            <text:p>16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style-name="ro1">
          <table:table-cell office:value-type="float" office:value="180" table:style-name="ce7">
            <text:p>180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4amb</text:p>
          </table:table-cell>
          <table:table-cell office:value-type="string" table:style-name="ce9">
            <text:p><text:s/>Asn</text:p>
          </table:table-cell>
          <table:table-cell office:value-type="string" table:style-name="ce9">
            <text:p><text:s/>Ser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NC(C[C@@H](C(N[C@@H](CO)C(NCCSCc1cccc(CSCCC(N[C@@H](CC(NCCOCCOCCCCCCCl)=O)C(NCc2ccc3cc2)=O)=O)n1)=O)=O)NC3=O)=O</text:p>
          </table:table-cell>
          <table:table-cell office:value-type="float" office:value="923.55" table:style-name="ce12">
            <text:p>923.55</text:p>
          </table:table-cell>
          <table:table-cell office:value-type="float" office:value="-0.33090000000000003" table:style-name="ce13">
            <text:p>-0.3309</text:p>
          </table:table-cell>
          <table:table-cell office:value-type="float" office:value="-5.5369999999999999" table:style-name="ce13">
            <text:p>-5.537</text:p>
          </table:table-cell>
          <table:table-cell office:value-type="float" office:value="18" table:style-name="ce13">
            <text:p>18</text:p>
          </table:table-cell>
          <table:table-cell office:value-type="float" office:value="8" table:style-name="ce13">
            <text:p>8</text:p>
          </table:table-cell>
          <table:table-cell office:value-type="float" office:value="709.26" table:style-name="ce13">
            <text:p>709.26</text:p>
          </table:table-cell>
          <table:table-cell office:value-type="float" office:value="0.35863" table:style-name="ce13">
            <text:p>0.35863</text:p>
          </table:table-cell>
          <table:table-cell office:value-type="float" office:value="319.87" table:style-name="ce13">
            <text:p>319.87</text:p>
          </table:table-cell>
          <table:table-cell office:value-type="float" office:value="17" table:style-name="ce13">
            <text:p>17</text:p>
          </table:table-cell>
          <table:table-cell office:value-type="float" office:value="7" table:style-name="ce14">
            <text:p>7</text:p>
          </table:table-cell>
          <table:table-cell table:number-columns-repeated="16365"/>
        </table:table-row>
        <table:table-row table:style-name="ro1">
          <table:table-cell office:value-type="float" office:value="192" table:style-name="ce7">
            <text:p>192</text:p>
          </table:table-cell>
          <table:table-cell office:value-type="string" table:style-name="ce8">
            <text:p>Mpa</text:p>
          </table:table-cell>
          <table:table-cell office:value-type="string" table:style-name="ce9">
            <text:p>Asp(CAPA)</text:p>
          </table:table-cell>
          <table:table-cell office:value-type="string" table:style-name="ce9">
            <text:p>Thr</text:p>
          </table:table-cell>
          <table:table-cell office:value-type="string" table:style-name="ce9">
            <text:p><text:s/>His</text:p>
          </table:table-cell>
          <table:table-cell office:value-type="string" table:style-name="ce9">
            <text:p><text:s/>Trp</text:p>
          </table:table-cell>
          <table:table-cell office:value-type="string" table:style-name="ce10">
            <text:p>Res1</text:p>
          </table:table-cell>
          <table:table-cell office:value-type="string" table:style-name="ce7">
            <text:p>L4</text:p>
          </table:table-cell>
          <table:table-cell office:value-type="string" table:style-name="ce11">
            <text:p>C[C@H]([C@@H](C(N[C@@H](Cc1c[nH]cn1)C(N[C@@H](Cc1c[nH]c2c1cccc2)C(NCCSCc1cccc(CSCCC(N[C@H]2CC(NCCOCCOCCCCCCCl)=O)=O)n1)=O)=O)=O)NC2=O)O</text:p>
          </table:table-cell>
          <table:table-cell office:value-type="float" office:value="1013.7" table:style-name="ce12">
            <text:p>1013.7</text:p>
          </table:table-cell>
          <table:table-cell office:value-type="float" office:value="0.97160000000000002" table:style-name="ce13">
            <text:p>0.9716</text:p>
          </table:table-cell>
          <table:table-cell office:value-type="float" office:value="-6.5449999999999999" table:style-name="ce13">
            <text:p>-6.545</text:p>
          </table:table-cell>
          <table:table-cell office:value-type="float" office:value="19" table:style-name="ce13">
            <text:p>19</text:p>
          </table:table-cell>
          <table:table-cell office:value-type="float" office:value="9" table:style-name="ce13">
            <text:p>9</text:p>
          </table:table-cell>
          <table:table-cell office:value-type="float" office:value="778.75" table:style-name="ce13">
            <text:p>778.75</text:p>
          </table:table-cell>
          <table:table-cell office:value-type="float" office:value="0.34028999999999998" table:style-name="ce13">
            <text:p>0.34029</text:p>
          </table:table-cell>
          <table:table-cell office:value-type="float" office:value="321.25" table:style-name="ce13">
            <text:p>321.25</text:p>
          </table:table-cell>
          <table:table-cell office:value-type="float" office:value="19" table:style-name="ce13">
            <text:p>19</text:p>
          </table:table-cell>
          <table:table-cell office:value-type="float" office:value="6" table:style-name="ce14">
            <text:p>6</text:p>
          </table:table-cell>
          <table:table-cell table:number-columns-repeated="16365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Heinis Christian</meta:initial-creator>
    <dc:creator>Heinis Christian</dc:creator>
    <meta:creation-date>2023-12-11T18:41:31Z</meta:creation-date>
    <dc:date>2023-12-11T18:42:40Z</dc:date>
  </office:meta>
</office:document-meta>
</file>